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50000014E6220813CA99A7940.png" manifest:media-type="image/png"/>
  <manifest:file-entry manifest:full-path="Pictures/100000000000002000000020B2FF2A327EABC87D.png" manifest:media-type="image/png"/>
  <manifest:file-entry manifest:full-path="Pictures/10000000000000DC000000B5D26BE549FE6DFBA0.png" manifest:media-type="image/png"/>
  <manifest:file-entry manifest:full-path="Pictures/10000000000001D0000001588703EFF978C32300.png" manifest:media-type="image/png"/>
  <manifest:file-entry manifest:full-path="Pictures/10000000000002480000013A7BD8E0D38DF1BA44.png" manifest:media-type="image/png"/>
  <manifest:file-entry manifest:full-path="Pictures/10000000000001610000018CBF5A60F7752920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color="#579d1c" draw:fill-hatch-name="Black_20_45_20_Degrees" draw:fill-hatch-solid="true" draw:textarea-horizontal-align="justify" draw:textarea-vertical-align="middle" draw:auto-grow-height="false" fo:min-height="0.25cm" fo:min-width="10cm"/>
    </style:style>
    <style:style style:name="gr3" style:family="graphic" style:parent-style-name="standard">
      <style:graphic-properties draw:fill="hatch" draw:fill-color="#e6e6ff" draw:fill-hatch-name="Black_20_45_20_Degrees" draw:fill-hatch-solid="true" draw:textarea-horizontal-align="justify" draw:textarea-vertical-align="middle" draw:auto-grow-height="false" fo:min-height="0.25cm" fo:min-width="10cm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579d1c" draw:fill-hatch-name="Black_20_45_20_Degrees" draw:fill-hatch-solid="true"/>
      <style:paragraph-properties fo:text-align="center"/>
    </style:style>
    <style:style style:name="P3" style:family="paragraph">
      <loext:graphic-properties draw:fill="hatch" draw:fill-color="#e6e6ff" draw:fill-hatch-name="Black_20_45_20_Degrees" draw:fill-hatch-solid="tru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76cm" svg:height="9.101cm" draw:transform="rotate (1.5707963267949) translate (1.899cm 23.054cm)">
          <draw:image xlink:href="Pictures/10000000000001D0000001588703EFF978C32300.png" xlink:type="simple" xlink:show="embed" xlink:actuate="onLoad">
            <text:p/>
          </draw:image>
        </draw:frame>
        <draw:frame draw:style-name="gr1" draw:text-style-name="P1" draw:layer="layout" svg:width="15.451cm" svg:height="8.307cm" svg:x="8.5cm" svg:y="0.193cm">
          <draw:image xlink:href="Pictures/10000000000002480000013A7BD8E0D38DF1BA44.png" xlink:type="simple" xlink:show="embed" xlink:actuate="onLoad">
            <text:p/>
          </draw:image>
        </draw:frame>
        <draw:frame draw:style-name="gr1" draw:text-style-name="P1" draw:layer="layout" svg:width="8.598cm" svg:height="8.836cm" svg:x="-0.098cm" svg:y="0.164cm">
          <draw:image xlink:href="Pictures/10000000000001450000014E6220813CA99A7940.png" xlink:type="simple" xlink:show="embed" xlink:actuate="onLoad">
            <text:p/>
          </draw:image>
        </draw:frame>
        <draw:frame draw:style-name="gr1" draw:text-style-name="P1" draw:layer="layout" svg:width="15.5cm" svg:height="12.751cm" svg:x="11.5cm" svg:y="15.949cm">
          <draw:image xlink:href="Pictures/10000000000000DC000000B5D26BE549FE6DFBA0.png" xlink:type="simple" xlink:show="embed" xlink:actuate="onLoad">
            <text:p/>
          </draw:image>
        </draw:frame>
        <draw:frame draw:style-name="gr1" draw:text-style-name="P1" draw:layer="layout" svg:width="9.339cm" svg:height="10.477cm" svg:x="-8cm" svg:y="17.949cm">
          <draw:image xlink:href="Pictures/10000000000001610000018CBF5A60F77529208F.png" xlink:type="simple" xlink:show="embed" xlink:actuate="onLoad">
            <text:p/>
          </draw:image>
        </draw:frame>
        <draw:custom-shape draw:style-name="gr2" draw:text-style-name="P2" draw:layer="layout" svg:width="10.5cm" svg:height="0.5cm" svg:x="1.5cm" svg:y="19.4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5cm" svg:height="0.5cm" svg:x="1.5cm" svg:y="16.4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cm" svg:height="0.5cm" svg:x="1.5cm" svg:y="26.6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5cm" svg:height="1.675cm" svg:x="11.5cm" svg:y="12cm">
          <draw:text-box>
            <text:p>7.45+1.6+13+1.6=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9M31S</meta:editing-duration>
    <meta:editing-cycles>4</meta:editing-cycles>
    <meta:generator>LibreOffice/5.0.5.2$Windows_X86_64 LibreOffice_project/55b006a02d247b5f7215fc6ea0fde844b30035b3</meta:generator>
    <dc:date>2017-08-27T15:13:41.155000000</dc:date>
    <meta:document-statistic meta:object-count="9"/>
  </office:meta>
</office:document-meta>
</file>